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table:align="left" style:writing-mode="lr-tb"/>
    </style:style>
    <style:style style:name="Table1.A" style:family="table-column">
      <style:table-column-properties style:column-width="16.9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="0.002cm 0.035cm 0.002cm" fo:padding-left="0.199cm" fo:padding-right="0.199cm" fo:padding-top="0cm" fo:padding-bottom="0cm" fo:border="0.039cm double #000000" style:writing-mode="lr-tb"/>
    </style:style>
    <style:style style:name="P1" style:family="paragraph" style:parent-style-name="Standard">
      <style:paragraph-properties fo:margin-left="0cm" fo:margin-right="-0.004cm" fo:line-height="150%" fo:text-align="end" style:justify-single-word="false" fo:text-indent="0cm" style:auto-text-indent="false">
        <style:tab-stops>
          <style:tab-stop style:position="15.499cm"/>
        </style:tab-stops>
      </style:paragraph-properties>
      <style:text-properties style:font-name="Gill Sans MT_CCJU" fo:font-size="11pt" style:font-size-asian="11pt" style:font-size-complex="11pt"/>
    </style:style>
    <style:style style:name="P2" style:family="paragraph" style:parent-style-name="Heading_20_1">
      <style:paragraph-properties fo:margin-left="0cm" fo:margin-right="-0.004cm" fo:text-indent="0cm" style:auto-text-indent="false" fo:break-before="page">
        <style:tab-stops/>
      </style:paragraph-properties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line-height="150%" fo:text-align="justify" style:justify-single-word="false" fo:text-indent="0cm" style:auto-text-indent="false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style:font-name="Gill Sans MT_CCJU" fo:font-size="12pt" style:font-size-asian="12pt" style:font-size-complex="12pt"/>
    </style:style>
    <style:style style:name="P4" style:family="paragraph" style:parent-style-name="Standard">
      <style:paragraph-properties fo:margin-top="0cm" fo:margin-bottom="0.34cm" fo:text-align="justify" style:justify-single-word="false" fo:hyphenation-ladder-count="no-limit" fo:padding-left="0cm" fo:padding-right="0cm" fo:padding-top="0cm" fo:padding-bottom="0.106cm" fo:border-left="none" fo:border-right="none" fo:border-top="none" fo:border-bottom="0.018cm solid #000000"/>
      <style:text-properties style:font-name="Gill Sans MT_CCJU" fo:font-size="12pt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.388cm" fo:text-align="justify" style:justify-single-word="false" fo:hyphenation-ladder-count="no-limit"/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.388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.388cm" fo:text-align="justify" style:justify-single-word="false" fo:hyphenation-ladder-count="no-limit">
        <style:tab-stops>
          <style:tab-stop style:position="4.801cm"/>
          <style:tab-stop style:position="5.801cm"/>
          <style:tab-stop style:position="9.802cm"/>
          <style:tab-stop style:position="10.802cm"/>
        </style:tab-stops>
      </style:paragraph-properties>
      <style:text-properties style:font-name="Gill Sans MT_CCJU" fo:font-size="11pt" style:font-size-asian="11pt" style:font-size-complex="11pt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 fo:hyphenation-ladder-count="no-limit">
        <style:tab-stops>
          <style:tab-stop style:position="3.302cm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11.301cm" style:type="center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>
        <style:tab-stops>
          <style:tab-stop style:position="7.8cm" style:leader-style="dotted" style:leader-text="."/>
          <style:tab-stop style:position="11.301cm" style:type="center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>
        <style:tab-stops>
          <style:tab-stop style:position="11.301cm" style:type="center"/>
        </style:tab-stops>
      </style:paragraph-properties>
      <style:text-properties style:font-name="Gill Sans MT_CCJU" fo:font-size="11pt" fo:font-weight="bold" style:font-size-asian="11pt" style:font-weight-asian="bold" style:font-name-complex="Arial" style:font-size-complex="11pt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/>
      <style:text-properties fo:color="#000000" style:font-name="Gill Sans MT_CCJU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4" style:family="paragraph" style:parent-style-name="Standard">
      <style:paragraph-properties fo:margin-left="12.002cm" fo:margin-right="-0.004cm" style:line-height-at-least="0.423cm" fo:text-align="center" style:justify-single-word="false" fo:text-indent="0cm" style:auto-text-indent="false" fo:padding-left="0cm" fo:padding-right="0.071cm" fo:padding-top="0.035cm" fo:padding-bottom="0.035cm" fo:border="0.018cm solid #000000">
        <style:tab-stops>
          <style:tab-stop style:position="-3.75cm"/>
        </style:tab-stops>
      </style:paragraph-properties>
      <style:text-properties style:font-name="Gill Sans MT_CCJU" fo:font-size="12pt" style:font-size-asian="12pt" style:font-size-complex="12pt"/>
    </style:style>
    <style:style style:name="P15" style:family="paragraph" style:parent-style-name="Standard">
      <style:paragraph-properties fo:margin-top="0cm" fo:margin-bottom="0.212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.212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Gill Sans MT_CCJU" fo:font-size="11pt" style:font-size-asian="11pt" style:font-size-complex="11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-0.079cm" fo:margin-top="0cm" fo:margin-bottom="0.388cm" fo:text-align="justify" style:justify-single-word="false" fo:hyphenation-ladder-count="no-limit" fo:text-indent="0cm" style:auto-text-indent="false" style:snap-to-layout-grid="false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Gill Sans MT_CCJU" fo:font-size="11pt" style:text-underline-style="solid" style:text-underline-width="auto" style:text-underline-color="font-color" fo:font-weight="bold" style:font-size-asian="11pt" style:font-weight-asian="bold" style:font-name-complex="Arial" style:font-size-complex="11pt" fo:hyphenate="false" fo:hyphenation-remain-char-count="2" fo:hyphenation-push-char-count="2"/>
    </style:style>
    <style:style style:name="P18" style:family="paragraph" style:parent-style-name="Standard">
      <style:paragraph-properties fo:margin-left="1.051cm" fo:margin-right="0.302cm" fo:margin-top="0cm" fo:margin-bottom="0.212cm" fo:text-align="justify" style:justify-single-word="false" fo:hyphenation-ladder-count="no-limit" fo:text-indent="-1.051cm" style:auto-text-indent="false">
        <style:tab-stops>
          <style:tab-stop style:position="0cm"/>
          <style:tab-stop style:position="11.001cm" style:leader-style="dotted" style:leader-text=".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19" style:family="paragraph" style:parent-style-name="Standard">
      <style:paragraph-properties fo:margin-left="1.051cm" fo:margin-right="0cm" fo:text-align="justify" style:justify-single-word="false" fo:hyphenation-ladder-count="no-limit" fo:text-indent="0cm" style:auto-text-indent="false">
        <style:tab-stops>
          <style:tab-stop style:position="0.748cm"/>
        </style:tab-stops>
      </style:paragraph-properties>
      <style:text-properties style:font-name="Gill Sans MT_CCJU" fo:font-size="11pt" style:font-size-asian="11pt" style:font-size-complex="11pt" fo:hyphenate="false" fo:hyphenation-remain-char-count="2" fo:hyphenation-push-char-count="2"/>
    </style:style>
    <style:style style:name="P20" style:family="paragraph" style:parent-style-name="Standard">
      <style:paragraph-properties fo:margin-left="1.801cm" fo:margin-right="0.302cm" fo:text-align="justify" style:justify-single-word="false" fo:hyphenation-ladder-count="no-limit" fo:text-indent="-0.75cm" style:auto-text-indent="false">
        <style:tab-stops>
          <style:tab-stop style:position="-0.002cm"/>
          <style:tab-stop style:position="13.002cm" style:leader-style="dotted" style:leader-text="."/>
        </style:tab-stops>
      </style:paragraph-properties>
      <style:text-properties style:font-name="Gill Sans MT_CCJU" fo:font-size="11pt" style:font-size-asian="11pt" style:font-size-complex="11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.3cm" fo:margin-top="0cm" fo:margin-bottom="0.176cm" fo:text-align="justify" style:justify-single-word="false" fo:hyphenation-ladder-count="no-limit" fo:text-indent="0cm" style:auto-text-indent="false">
        <style:tab-stops>
          <style:tab-stop style:position="1.799cm"/>
          <style:tab-stop style:position="14.803cm" style:leader-style="dotted" style:leader-text=".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22" style:family="paragraph" style:parent-style-name="Text_20_body">
      <style:paragraph-properties fo:margin-left="0cm" fo:margin-right="0.3cm" fo:margin-top="0cm" fo:margin-bottom="0.176cm" fo:text-indent="0cm" style:auto-text-indent="false">
        <style:tab-stops>
          <style:tab-stop style:position="1.051cm"/>
          <style:tab-stop style:position="10.553cm"/>
          <style:tab-stop style:position="11.553cm"/>
          <style:tab-stop style:position="13.083cm"/>
          <style:tab-stop style:position="16.002cm" style:leader-style="dotted" style:leader-text="."/>
        </style:tab-stops>
      </style:paragraph-properties>
      <style:text-properties style:font-name="Gill Sans MT_CCJU" fo:font-size="11pt" style:font-size-asian="11pt" style:font-size-complex="11pt"/>
    </style:style>
    <style:style style:name="P23" style:family="paragraph" style:parent-style-name="Standard">
      <style:paragraph-properties fo:margin-left="0cm" fo:margin-right="0.302cm" fo:margin-top="0cm" fo:margin-bottom="0.176cm" fo:text-align="justify" style:justify-single-word="false" fo:hyphenation-ladder-count="no-limit" fo:text-indent="0cm" style:auto-text-indent="false">
        <style:tab-stops>
          <style:tab-stop style:position="1.051cm"/>
          <style:tab-stop style:position="14.803cm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>
      <style:paragraph-properties fo:margin-left="1.051cm" fo:margin-right="0cm" fo:margin-top="0cm" fo:margin-bottom="0.212cm" fo:text-align="justify" style:justify-single-word="false" fo:hyphenation-ladder-count="no-limit" fo:text-indent="-1.051cm" style:auto-text-indent="false">
        <style:tab-stops>
          <style:tab-stop style:position="-0.049cm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25" style:family="paragraph" style:parent-style-name="Standard">
      <style:paragraph-properties fo:margin-top="0cm" fo:margin-bottom="0.194cm" fo:text-align="justify" style:justify-single-word="false" fo:hyphenation-ladder-count="no-limit">
        <style:tab-stops>
          <style:tab-stop style:position="7.8cm" style:leader-style="dotted" style:leader-text="."/>
          <style:tab-stop style:position="11.301cm" style:type="center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cm" fo:margin-bottom="0.388cm" fo:text-align="justify" style:justify-single-word="false" fo:hyphenation-ladder-count="no-limit" fo:text-indent="0cm" style:auto-text-indent="false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27" style:family="paragraph" style:parent-style-name="Corps_20_de_20_texte_20_2">
      <style:paragraph-properties fo:margin-left="0cm" fo:margin-right="0cm" fo:margin-top="0cm" fo:margin-bottom="0.388cm" fo:text-indent="0cm" style:auto-text-indent="false">
        <style:tab-stops>
          <style:tab-stop style:position="8.251cm"/>
          <style:tab-stop style:position="16.503cm"/>
        </style:tab-stops>
      </style:paragraph-properties>
      <style:text-properties style:font-name="Gill Sans MT_CCJU" fo:font-size="11pt" style:font-size-asian="11pt" style:font-name-complex="Arial" style:font-size-complex="11pt"/>
    </style:style>
    <style:style style:name="P28" style:family="paragraph" style:parent-style-name="Corps_20_de_20_texte_20_2">
      <style:paragraph-properties fo:margin-left="0cm" fo:margin-right="0cm" fo:text-indent="0cm" style:auto-text-indent="false"/>
      <style:text-properties style:font-name="Gill Sans MT_CCJU" fo:font-size="11pt" style:font-size-asian="11pt" style:font-name-complex="Arial" style:font-size-complex="11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color="#000000" style:font-name="Arial" fo:font-size="9pt" fo:language="fr" fo:country="FR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30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style:font-name="Gill Sans MT_CCJU" fo:font-size="12pt" style:font-size-asian="12pt" style:font-size-complex="12pt"/>
    </style:style>
    <style:style style:name="P31" style:family="paragraph" style:parent-style-name="Standard">
      <style:paragraph-properties fo:margin-top="0cm" fo:margin-bottom="0.388cm" fo:text-align="justify" style:justify-single-word="false" fo:hyphenation-ladder-count="no-limit"/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T1" style:family="text">
      <style:text-properties style:font-name-complex="Arial"/>
    </style:style>
    <style:style style:name="T2" style:family="text">
      <style:text-properties fo:font-style="italic" style:font-style-asian="italic" style:font-name-complex="Arial"/>
    </style:style>
    <style:style style:name="T3" style:family="text">
      <style:text-properties fo:font-size="11pt" style:font-name-asian="Courier New" style:font-size-asian="11pt" style:font-name-complex="Courier New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%#include enTetesDecisionRFM#%</text:p>
      <text:p text:style-name="P3"/>
      <text:p text:style-name="P3"/>
      <text:p text:style-name="P4">%=OBJET=%</text:p>
      <text:p text:style-name="P5"/>
      <text:p text:style-name="P5">%=DESTINATAIRE=%</text:p>
      <text:p text:style-name="P5"/>
      <text:p text:style-name="P5">%=DATE_DEMANDE=%</text:p>
      <text:p text:style-name="P5">%=RENSEIGNEMENTS=%</text:p>
      <text:p text:style-name="P5">%=REPONSE=%</text:p>
      <text:p text:style-name="P5">%=SALUTATIONS=%</text:p>
      <text:p text:style-name="P8"/>
      <text:p text:style-name="P13">%#<text:span text:style-name="T3">include <text:s/>cygnus/signatures/_CCJU/signatureCCJU</text:span>#%</text:p>
      <text:p text:style-name="P29">%=pushToEnd()=%</text:p>
      <text:p text:style-name="P14">%=VERSO=%</text:p>
      <text:h text:style-name="P2" text:outline-level="1">%=MEDECIN=%</text:h>
      <text:p text:style-name="P15"/>
      <text:p text:style-name="P6">%=DOCTEUR=%</text:p>
      <text:p text:style-name="P6">%=DROIT_PC=%</text:p>
      <text:p text:style-name="P16"><text:span text:style-name="T1">%=INTRO_LOI=% %</text:span><text:span text:style-name="T2">=QUOTE_LOI=%</text:span></text:p>
      <text:p text:style-name="P6">%=COMMUNICATION=%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%=REPONSE_MEDECIN=%</text:p>
            <text:p text:style-name="P9"><text:tab/></text:p>
            <text:p text:style-name="P18">1.<text:tab/>%=PATIENT_REGIME=%</text:p>
            <text:p text:style-name="P19"><text:span text:style-name="T1"><text:tab/>%=REGIME_DIABETE=%</text:span></text:p>
            <text:p text:style-name="P20"><text:span text:style-name="T1"><text:tab/>%=REGIME_ALIMENTAIRE=% </text:span><text:span text:style-name="T2">%=DETAIL_REGIME=%</text:span><text:span text:style-name="T1"> <text:tab/><text:line-break/><text:tab/><text:line-break/><text:tab/></text:span></text:p>
            <text:p text:style-name="P21"><text:tab/><text:tab/></text:p>
            <text:p text:style-name="P22"><text:span text:style-name="T1">2.<text:tab/>%=SURVIE_PATIENT=% <text:tab/></text:span><text:span text:style-name="T1"> %=YES=%<text:tab/></text:span><text:span text:style-name="T1"> %=NO=%</text:span></text:p>
            <text:p text:style-name="P23">3.<text:tab/>%=DUREE_REGIME=% ………………………………………………………………</text:p>
            <text:p text:style-name="P24">4.<text:tab/>%=COUT_REGIME=%</text:p>
            <text:p text:style-name="P7"><text:span text:style-name="T1"><text:tab/></text:span><text:span text:style-name="T1"><text:tab/>%=YES=%<text:tab/></text:span><text:span text:style-name="T1"><text:tab/>%=NO=%</text:span></text:p>
            <text:p text:style-name="P12"><text:tab/>Sceau et signature du médecin</text:p>
            <text:p text:style-name="P10"/>
            <text:p text:style-name="P10"/>
            <text:p text:style-name="P10"/>
            <text:p text:style-name="P11"/>
            <text:p text:style-name="P25">%=DATE=% : <text:tab/></text:p>
          </table:table-cell>
        </table:table-row>
      </table:table>
      <text:p text:style-name="P28"/>
      <text:p text:style-name="P26">%=CONCLUSION=%</text:p>
      <text:p text:style-name="P27">%=SALUTATION_MEDECIN=%</text:p>
      <text:p text:style-name="P1">%=SERVIC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101cm" fo:margin-bottom="1.499cm" fo:margin-left="2.35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 style:next-style-name="First_20_Page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0T15:25:00</meta:creation-date>
    <dc:creator>Mike Boillat</dc:creator>
    <dc:date>2012-04-19T16:52:54</dc:date>
    <meta:print-date>2009-04-23T14:46:00</meta:print-date>
    <meta:editing-cycles>23</meta:editing-cycles>
    <meta:editing-duration>PT3H30M42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771692712</meta:user-defined>
    <meta:document-statistic meta:table-count="1" meta:image-count="0" meta:object-count="0" meta:page-count="2" meta:paragraph-count="30" meta:word-count="59" meta:character-count="589"/>
  </office:meta>
</office:document-meta>
</file>